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bc80" officeooo:paragraph-rsid="0009bc80"/>
    </style:style>
    <style:style style:name="T1" style:family="text">
      <style:text-properties fo:color="#ff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competition uses two separate data files that may be joined together to create a single, unified data table: a people file and an activity file.</text:p>
      <text:p text:style-name="P1"/>
      <text:p text:style-name="P1">The <text:span text:style-name="T1">people file</text:span> contains all of the <text:span text:style-name="T1">unique people</text:span> (and the corresponding characteristics) that have <text:span text:style-name="T1">performed activities</text:span> over time. Each row in the people file represents a unique person. Each person has a unique people_id.</text:p>
      <text:p text:style-name="P1"/>
      <text:p text:style-name="P1">The <text:span text:style-name="T1">activity file</text:span> contains all of the <text:span text:style-name="T1">unique activities</text:span> (and the corresponding activity characteristics) that <text:span text:style-name="T1">each person</text:span> has performed over time. Each row in the activity file represents a unique activity performed by a person on a <text:span text:style-name="T1">certain date</text:span>. Each activity has a unique activity_id.</text:p>
      <text:p text:style-name="P1"/>
      <text:p text:style-name="P1">The challenge of this competition is to predict the potential <text:span text:style-name="T1">business value</text:span> of <text:span text:style-name="T1">a person</text:span> who has performed a <text:span text:style-name="T1">specific activity</text:span>. The business value outcome is defined by a yes/no field attached to each unique activity in the activity file. The outcome field indicates whether or not each person has completed the outcome within a fixed window of time after each unique activity was performed.</text:p>
      <text:p text:style-name="P1"/>
      <text:p text:style-name="P1">The activity file contains several different categories of activities. Type 1 activities are different from type 2-7 activities because there are more known characteristics associated with type 1 activities (nine in total) than type 2-7 activities (which have only one associated characteristic).</text:p>
      <text:p text:style-name="P1"/>
      <text:p text:style-name="P1">To develop a predictive model with this data, you will likely need to join the files together into a single data set. The two files can be joined together using person_id as the common key. All variables are categorical, with the exception of 'char_38' in the people file, which is a continuous numerical vari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23:09:52.584310364</dc:date>
    <dc:creator>wenduowang </dc:creator>
    <meta:editing-duration>PT18M46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6" meta:word-count="267" meta:character-count="1659" meta:non-whitespace-character-count="1398"/>
  </office:meta>
</office:document-meta>
</file>